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Question 6:<text:s/></text:span>Write a program to check if a number is positive or negative using<text:s/><text:span text:style-name="T3">else</text:span><text:s/>condition</text:p>
      <text:p text:style-name="P4"/>
      <text:p text:style-name="Normal">#include &lt;iostream&gt;</text:p>
      <text:p text:style-name="Normal">Using namespace std;</text:p>
      <text:p text:style-name="Normal"/>
      <text:p text:style-name="Normal">int main() {</text:p>
      <text:p text:style-name="Normal"><text:s text:c="4"/>int number;</text:p>
      <text:p text:style-name="Normal"><text:s text:c="4"/>cout &lt;&lt;<text:s/><text:s/>“Enter a number:<text:s/><text:s/>“;</text:p>
      <text:p text:style-name="Normal"><text:s text:c="4"/>cin<text:s/><text:s/>&gt;&gt;<text:s/><text:s/>number;</text:p>
      <text:p text:style-name="Normal"/>
      <text:p text:style-name="Normal"><text:s text:c="4"/>if (number &gt; 0) {</text:p>
      <text:p text:style-name="Normal"><text:s text:c="8"/>cout &lt;&lt;<text:s/><text:s/>“The number is positive.”<text:s/><text:s/>&lt;&lt; endl<text:s/>;</text:p>
      <text:p text:style-name="Normal"><text:s text:c="4"/>}<text:s/><text:s/>else<text:s/><text:s/>{</text:p>
      <text:p text:style-name="Normal"><text:s text:c="8"/>cout<text:s/>&lt;&lt;<text:s/><text:s/>“The number is negative.” &lt;&lt; endl<text:s/>;</text:p>
      <text:p text:style-name="Normal"><text:s text:c="4"/>}</text:p>
      <text:p text:style-name="Normal"><text:s text:c="4"/>Return 0;</text:p>
      <text:p text:style-name="Normal">}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2:48:00Z</meta:creation-date>
    <dc:date>2024-12-23T02:48:00Z</dc:date>
    <meta:template xlink:href="Normal.dotm" xlink:type="simple"/>
    <meta:editing-cycles>13</meta:editing-cycles>
    <meta:editing-duration>PT660S</meta:editing-duration>
    <meta:document-statistic meta:page-count="1" meta:paragraph-count="1" meta:word-count="58" meta:character-count="388" meta:row-count="2" meta:non-whitespace-character-count="331"/>
  </office:meta>
</office:document-meta>
</file>